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026cm" style:contextual-spacing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top="0cm" fo:margin-bottom="0.247cm" style:contextual-spacing="false"/>
      <style:text-properties fo:font-size="16pt" fo:font-style="italic" style:font-size-asian="16pt" style:font-size-complex="16pt" loext:padding="0cm" loext:border="none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ea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 Corbeau et le Renard</text:h>
      <text:p text:style-name="P2">Jean de La Fontain<text:span text:style-name="T2">e</text:span></text:p>
      <text:p text:style-name="P2"/>
      <text:p text:style-name="P3">Maître Corbeau, sur un arbre perché,<text:line-break/>Tenait en son bec un fromage.<text:line-break/>Maître Renard, par l’odeur alléché,<text:line-break/>Lui tint à peu près ce langage :<text:line-break/>« Hé ! bonjour, Monsieur du Corbeau.<text:line-break/>Que vous êtes joli ! que vous me semblez beau !<text:line-break/>Sans mentir, si votre ramage<text:line-break/>Se rapporte à votre plumage,<text:line-break/>Vous êtes le Phénix des hôtes de ces bois. »<text:line-break/>A ces mots le Corbeau ne se sent pas de joie ;<text:line-break/>Et pour montrer sa belle voix,<text:line-break/>Il ouvre un large bec, laisse tomber sa proie.<text:line-break/>Le Renard s’en saisit, et dit : « Mon bon Monsieur,<text:line-break/>Apprenez que tout flatteur<text:line-break/>Vit aux dépens de celui qui l’écoute :<text:line-break/>Cette leçon vaut bien un fromage, sans doute. »<text:line-break/>Le Corbeau, honteux et confus,<text:line-break/>Jura, mais un peu tard, qu’on ne l’y prendrait plus.</text:p>
      <text:p text:style-name="Text_20_body"><text:span text:style-name="T1">Jean de La Fontaine</text:span></text:p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8:25:56.566201932</meta:creation-date>
    <dc:date>2023-09-20T08:27:39.275969008</dc:date>
    <meta:editing-duration>PT1M43S</meta:editing-duration>
    <meta:editing-cycles>1</meta:editing-cycles>
    <meta:document-statistic meta:table-count="0" meta:image-count="0" meta:object-count="0" meta:page-count="1" meta:paragraph-count="4" meta:word-count="150" meta:character-count="759" meta:non-whitespace-character-count="613"/>
    <meta:generator>LibreOffice/7.3.7.2$Linux_X86_64 LibreOffice_project/30$Build-2</meta:generator>
  </office:meta>
</office:document-meta>
</file>